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4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1077936128" calcext:value-type="float">
            <text:p>1077936128</text:p>
          </table:table-cell>
          <table:table-cell table:style-name="ce23" office:value-type="string" calcext:value-type="string">
            <text:p>0x404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C6]+[.B6]*1024" office:value-type="float" office:value="1077944320" calcext:value-type="float">
            <text:p>1077944320</text:p>
          </table:table-cell>
          <table:table-cell table:style-name="ce24" table:formula="of:=CONCATENATE(&quot;0x&quot;;DEC2HEX([.C7]))" office:value-type="string" office:string-value="0x40402000" calcext:value-type="string">
            <text:p>0x4040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0" calcext:value-type="float">
            <text:p>30</text:p>
          </table:table-cell>
          <table:table-cell table:style-name="ce17" table:formula="of:=[.C7]+[.B7]*1024" office:value-type="float" office:value="1077946368" calcext:value-type="float">
            <text:p>1077946368</text:p>
          </table:table-cell>
          <table:table-cell table:style-name="ce24" table:formula="of:=CONCATENATE(&quot;0x&quot;;DEC2HEX([.C8]))" office:value-type="string" office:string-value="0x40402800" calcext:value-type="string">
            <text:p>0x404028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18" calcext:value-type="float">
            <text:p>18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1077977088" calcext:value-type="float">
            <text:p>1077977088</text:p>
          </table:table-cell>
          <table:table-cell table:style-name="ce24" table:formula="of:=CONCATENATE(&quot;0x&quot;;DEC2HEX([.C9]))" office:value-type="string" office:string-value="0x4040A000" calcext:value-type="string">
            <text:p>0x404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1077985280" calcext:value-type="float">
            <text:p>1077985280</text:p>
          </table:table-cell>
          <table:table-cell table:style-name="ce24" table:formula="of:=CONCATENATE(&quot;0x&quot;;DEC2HEX([.C10]))" office:value-type="string" office:string-value="0x4040C000" calcext:value-type="string">
            <text:p>0x404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1077993472" calcext:value-type="float">
            <text:p>1077993472</text:p>
          </table:table-cell>
          <table:table-cell table:style-name="ce24" table:formula="of:=CONCATENATE(&quot;0x&quot;;DEC2HEX([.C11]))" office:value-type="string" office:string-value="0x4040E000" calcext:value-type="string">
            <text:p>0x404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89792" calcext:value-type="float">
            <text:p>2147489792</text:p>
          </table:table-cell>
          <table:table-cell table:style-name="ce24" table:formula="of:=CONCATENATE(&quot;0x&quot;;DEC2HEX([.C16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3888" calcext:value-type="float">
            <text:p>2147493888</text:p>
          </table:table-cell>
          <table:table-cell table:style-name="ce24" table:formula="of:=CONCATENATE(&quot;0x&quot;;DEC2HEX([.C17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5936" calcext:value-type="float">
            <text:p>2147495936</text:p>
          </table:table-cell>
          <table:table-cell table:style-name="ce24" table:formula="of:=CONCATENATE(&quot;0x&quot;;DEC2HEX([.C18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8]+[.B18]*1024" office:value-type="float" office:value="2147497984" calcext:value-type="float">
            <text:p>2147497984</text:p>
          </table:table-cell>
          <table:table-cell table:style-name="ce24" table:formula="of:=CONCATENATE(&quot;0x&quot;;DEC2HEX([.C19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7:28:11.01734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25T07:29:57.028279100</dc:date>
    <meta:editing-cycles>37</meta:editing-cycles>
    <meta:editing-duration>PT4H2M28S</meta:editing-duration>
    <meta:generator>LibreOffice/6.1.5.2$Linux_X86_64 LibreOffice_project/10$Build-2</meta:generator>
    <meta:document-statistic meta:table-count="1" meta:cell-count="69" meta:object-count="0"/>
  </office:meta>
</office:document-meta>
</file>